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8ae0" officeooo:paragraph-rsid="000e8a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ef.: Z520</text:p>
      <text:p text:style-name="Standard"/>
      <text:p text:style-name="Standard">Sr. Joan Pons Florit</text:p>
      <text:p text:style-name="Standard">C/ d’Enmig, 14</text:p>
      <text:p text:style-name="Standard">07740 ES MERCADAL</text:p>
      <text:p text:style-name="Standard"/>
      <text:p text:style-name="P1"/>
      <text:p text:style-name="P1">Estimado Juanito desde hacienda le comunicamos amablemente que el día 19 de Abril de 2026 se presente en nuetsras oficinas para firmar un documento imprescindible para transmitar el modelo 061 de su empresa.</text:p>
      <text:p text:style-name="P1"/>
      <text:p text:style-name="Standard"/>
      <text:p text:style-name="Standard"/>
      <text:p text:style-name="Standard">[rúbrica]</text:p>
      <text:p text:style-name="Standard">Maria Garcias Font</text:p>
      <text:p text:style-name="Standard">Maó, 5 de maig de 200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9T13:34:45.596950064</meta:creation-date>
    <dc:date>2025-10-29T13:38:17.652316851</dc:date>
    <meta:editing-duration>PT3M32S</meta:editing-duration>
    <meta:editing-cycles>1</meta:editing-cycles>
    <meta:document-statistic meta:table-count="0" meta:image-count="0" meta:object-count="0" meta:page-count="1" meta:paragraph-count="8" meta:word-count="55" meta:character-count="317" meta:non-whitespace-character-count="270"/>
    <meta:generator>LibreOffice/24.2.7.2$Linux_X86_64 LibreOffice_project/420$Build-2</meta:generator>
  </office:meta>
</office:document-meta>
</file>